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.7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6972in" svg:height="9.3917in" svg:x="0.2039in" svg:y="2.1567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916">
            <text:p>3.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182">
            <text:p>2.0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47">
            <text:p>2.0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27">
            <text:p>3.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778">
            <text:p>3.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9.7852">
            <text:p>19.7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1.7518">
            <text:p>31.7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8.2554">
            <text:p>18.25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2.4792">
            <text:p>32.47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9.2766">
            <text:p>39.2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01:23:09</dc:date>
    <dc:creator>Lettier </dc:creator>
    <meta:generator>LibreOffice/4.0.2.2$Linux_X86_64 LibreOffice_project/4c82dcdd6efcd48b1d8bba66bfe1989deee49c3</meta:generator>
    <meta:editing-duration>P0D</meta:editing-duration>
    <meta:editing-cycles>1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412cm" svg:height="23.856cm" xlink:href=".." xlink:type="simple" chart:class="chart:line" chart:style-name="ch1">
        <chart:title svg:x="18.113cm" svg:y="1.138cm" chart:style-name="ch2">
          <text:p>SimPL</text:p>
        </chart:title>
        <chart:subtitle svg:x="8.399cm" svg:y="2.796cm" chart:style-name="ch3">
          <text:p>Average ball-in-play time of five rounds per every 10th generation top performer.</text:p>
        </chart:subtitle>
        <chart:legend svg:x="35.329cm" svg:y="12.696cm" style:legend-expansion="custom" chartooo:width="5.539cm" chartooo:height="0.943cm" style:legend-expansion-aspect-ratio="5.87380699893955" chart:style-name="ch4"/>
        <chart:plot-area chart:style-name="ch5" table:cell-range-address="Sheet1.B2:Sheet1.B11 Sheet1.F1:Sheet1.F11" chart:data-source-has-labels="both" svg:x="2.369cm" svg:y="4.334cm" svg:width="32.597cm" svg:height="17.554cm">
          <chartooo:coordinate-region svg:x="3.467cm" svg:y="4.533cm" svg:width="31.312cm" svg:height="16.708cm"/>
          <chart:axis chart:dimension="x" chart:name="primary-x" chart:style-name="ch6" chartooo:axis-type="auto">
            <chartooo:date-scale/>
            <chart:title svg:x="17.137cm" svg:y="22.365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51cm" svg:y="17.948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.916">
                <text:p>3.916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182">
                <text:p>2.01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.7852">
                <text:p>19.7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1.7518">
                <text:p>31.75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.2554">
                <text:p>18.255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.4792">
                <text:p>32.479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.2766">
                <text:p>39.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412cm" svg:height="23.856cm" xlink:href=".." xlink:type="simple" chart:class="chart:line" chart:style-name="ch1">
        <chart:title svg:x="18.113cm" svg:y="1.138cm" chart:style-name="ch2">
          <text:p>SimPL</text:p>
        </chart:title>
        <chart:subtitle svg:x="8.399cm" svg:y="2.796cm" chart:style-name="ch3">
          <text:p>Average ball-in-play time of five rounds per every 10th generation top performer.</text:p>
        </chart:subtitle>
        <chart:legend svg:x="35.329cm" svg:y="12.696cm" style:legend-expansion="custom" chartooo:width="5.539cm" chartooo:height="0.943cm" style:legend-expansion-aspect-ratio="5.87380699893955" chart:style-name="ch4"/>
        <chart:plot-area chart:style-name="ch5" table:cell-range-address="Sheet1.B2:Sheet1.B11 Sheet1.F1:Sheet1.F11" chart:data-source-has-labels="both" svg:x="2.369cm" svg:y="4.334cm" svg:width="32.597cm" svg:height="17.554cm">
          <chartooo:coordinate-region svg:x="3.467cm" svg:y="4.533cm" svg:width="31.312cm" svg:height="16.708cm"/>
          <chart:axis chart:dimension="x" chart:name="primary-x" chart:style-name="ch6" chartooo:axis-type="auto">
            <chartooo:date-scale/>
            <chart:title svg:x="17.137cm" svg:y="22.365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51cm" svg:y="17.948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.916">
                <text:p>3.916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182">
                <text:p>2.01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.7852">
                <text:p>19.7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1.7518">
                <text:p>31.75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.2554">
                <text:p>18.255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.4792">
                <text:p>32.479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.2766">
                <text:p>39.2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